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Menlo" svg:font-family="Menlo, Monaco, Consolas, 'Courier New', monospace"/>
    <style:font-face style:name="menlo" svg:font-family="menlo, monaco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21460" officeooo:paragraph-rsid="0012146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1460" officeooo:paragraph-rsid="0012146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1460" officeooo:paragraph-rsid="00136f9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21460" officeooo:paragraph-rsid="00155df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21460" officeooo:paragraph-rsid="00136f9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2de30" officeooo:paragraph-rsid="0012de30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3239b" officeooo:paragraph-rsid="0013239b" style:font-weight-asian="normal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text-underline-style="none" fo:font-weight="normal" officeooo:rsid="0013239b" officeooo:paragraph-rsid="0015bd88" style:font-weight-asian="normal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13239b" officeooo:paragraph-rsid="00155dfa" style:font-weight-asian="normal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3239b" officeooo:paragraph-rsid="0015bd88" style:font-weight-asian="normal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13239b" officeooo:paragraph-rsid="00179df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79df8" officeooo:paragraph-rsid="001a746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13239b" officeooo:paragraph-rsid="0013239b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38226" officeooo:paragraph-rsid="0013822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5bd88" officeooo:paragraph-rsid="0015bd8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79df8" officeooo:paragraph-rsid="00179df8" style:font-weight-asian="bold" style:font-weight-complex="bold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138226"/>
    </style:style>
    <style:style style:name="P18" style:family="paragraph" style:parent-style-name="Standard" style:list-style-name="L11">
      <style:paragraph-properties fo:text-align="start" style:justify-single-word="false"/>
      <style:text-properties officeooo:paragraph-rsid="001a7462"/>
    </style:style>
    <style:style style:name="P19" style:family="paragraph" style:parent-style-name="Standard" style:list-style-name="L11">
      <style:paragraph-properties fo:text-align="start" style:justify-single-word="false"/>
      <style:text-properties officeooo:rsid="001a7462" officeooo:paragraph-rsid="001a7462"/>
    </style:style>
    <style:style style:name="P20" style:family="paragraph" style:parent-style-name="Text_20_body">
      <style:text-properties officeooo:paragraph-rsid="0016a9ea"/>
    </style:style>
    <style:style style:name="P21" style:family="paragraph" style:parent-style-name="Text_20_body">
      <style:text-properties fo:font-weight="bold" officeooo:rsid="0016a9ea" officeooo:paragraph-rsid="0016a9ea" style:font-weight-asian="bold" style:font-weight-complex="bold"/>
    </style:style>
    <style:style style:name="P22" style:family="paragraph" style:parent-style-name="Text_20_body" style:list-style-name="L9">
      <style:text-properties officeooo:paragraph-rsid="00179df8"/>
    </style:style>
    <style:style style:name="P23" style:family="paragraph" style:parent-style-name="Text_20_body">
      <style:paragraph-properties fo:margin-top="0in" fo:margin-bottom="0in" loext:contextual-spacing="false"/>
    </style:style>
    <style:style style:name="P24" style:family="paragraph" style:parent-style-name="Preformatted_20_Text" style:list-style-name="L2">
      <style:paragraph-properties fo:text-align="start" style:justify-single-word="false"/>
      <style:text-properties fo:font-variant="normal" fo:text-transform="none" fo:color="#000000" style:font-name="menlo" fo:font-size="12pt" fo:letter-spacing="normal" fo:font-style="normal" style:text-underline-style="none" fo:font-weight="normal" officeooo:rsid="0012de30" officeooo:paragraph-rsid="0012de30" style:font-weight-asian="normal" style:font-weight-complex="normal"/>
    </style:style>
    <style:style style:name="P25" style:family="paragraph" style:parent-style-name="Preformatted_20_Text" style:list-style-name="L5">
      <style:paragraph-properties fo:text-align="start" style:justify-single-word="false"/>
      <style:text-properties fo:font-variant="normal" fo:text-transform="none" fo:color="#333333" fo:letter-spacing="normal" officeooo:paragraph-rsid="00138226"/>
    </style:style>
    <style:style style:name="P26" style:family="paragraph" style:parent-style-name="Preformatted_20_Text" style:list-style-name="L2">
      <style:paragraph-properties fo:text-align="start" style:justify-single-word="false"/>
      <style:text-properties style:text-underline-style="none" fo:font-weight="normal" officeooo:rsid="0012de30" officeooo:paragraph-rsid="0012de30" style:font-weight-asian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style:text-underline-style="none" fo:font-weight="normal" officeooo:rsid="0012de30" officeooo:paragraph-rsid="0012de30" style:font-weight-asian="normal" style:font-weight-complex="normal"/>
    </style:style>
    <style:style style:name="P28" style:family="paragraph" style:parent-style-name="Preformatted_20_Text" style:list-style-name="L8">
      <style:paragraph-properties fo:text-align="start" style:justify-single-word="false"/>
      <style:text-properties style:text-underline-style="none" fo:font-weight="bold" officeooo:rsid="0015bd88" officeooo:paragraph-rsid="0015bd88" style:font-weight-asian="bold" style:font-weight-complex="bold"/>
    </style:style>
    <style:style style:name="P29" style:family="paragraph" style:parent-style-name="Preformatted_20_Text" style:list-style-name="L5">
      <style:paragraph-properties fo:text-align="start" style:justify-single-word="false"/>
      <style:text-properties officeooo:paragraph-rsid="00138226"/>
    </style:style>
    <style:style style:name="P30" style:family="paragraph" style:parent-style-name="Preformatted_20_Text" style:list-style-name="L8">
      <style:paragraph-properties fo:text-align="start" style:justify-single-word="false"/>
      <style:text-properties officeooo:paragraph-rsid="0015bd88"/>
    </style:style>
    <style:style style:name="P31" style:family="paragraph" style:parent-style-name="Preformatted_20_Text" style:list-style-name="L8">
      <style:paragraph-properties fo:text-align="start" style:justify-single-word="false"/>
      <style:text-properties officeooo:paragraph-rsid="0016a9ea"/>
    </style:style>
    <style:style style:name="P32" style:family="paragraph" style:parent-style-name="Preformatted_20_Text">
      <style:paragraph-properties fo:text-align="start" style:justify-single-word="false"/>
      <style:text-properties fo:font-weight="bold" officeooo:rsid="00138226" officeooo:paragraph-rsid="00138226" style:font-weight-asian="bold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font-weight="bold" officeooo:rsid="00138226" officeooo:paragraph-rsid="00155dfa" style:font-weight-asian="bold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font-weight="bold" officeooo:rsid="00155dfa" officeooo:paragraph-rsid="00155df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138226" style:font-weight-asian="normal" style:font-weight-complex="normal"/>
    </style:style>
    <style:style style:name="T3" style:family="text">
      <style:text-properties style:text-underline-style="none" fo:font-weight="normal" officeooo:rsid="0013239b" style:font-weight-asian="normal" style:font-weight-complex="normal"/>
    </style:style>
    <style:style style:name="T4" style:family="text">
      <style:text-properties style:text-underline-style="none" fo:font-weight="normal" officeooo:rsid="00121460" style:font-weight-asian="normal" style:font-weight-complex="normal"/>
    </style:style>
    <style:style style:name="T5" style:family="text">
      <style:text-properties style:text-underline-style="none" fo:font-weight="normal" officeooo:rsid="0016a9ea" style:font-weight-asian="normal" style:font-weight-complex="normal"/>
    </style:style>
    <style:style style:name="T6" style:family="text">
      <style:text-properties style:text-underline-style="none" fo:font-weight="normal" officeooo:rsid="00179df8" style:font-weight-asian="normal" style:font-weight-complex="normal"/>
    </style:style>
    <style:style style:name="T7" style:family="text">
      <style:text-properties style:text-underline-style="none" fo:font-weight="normal" officeooo:rsid="00136f94" style:font-weight-asian="normal" style:font-weight-complex="normal"/>
    </style:style>
    <style:style style:name="T8" style:family="text">
      <style:text-properties style:text-underline-style="none" officeooo:rsid="00138226"/>
    </style:style>
    <style:style style:name="T9" style:family="text">
      <style:text-properties style:text-underline-style="none" fo:font-weight="bold" officeooo:rsid="0013239b" style:font-weight-asian="bold" style:font-weight-complex="bold"/>
    </style:style>
    <style:style style:name="T10" style:family="text">
      <style:text-properties style:text-underline-style="none" fo:font-weight="bold" officeooo:rsid="00136f94" style:font-weight-asian="bold" style:font-weight-complex="bold"/>
    </style:style>
    <style:style style:name="T11" style:family="text">
      <style:text-properties fo:font-variant="normal" fo:text-transform="none" fo:color="#000000" style:font-name="menlo" fo:font-size="12pt" fo:letter-spacing="normal" fo:font-style="normal"/>
    </style:style>
    <style:style style:name="T12" style:family="text">
      <style:text-properties fo:font-variant="normal" fo:text-transform="none" fo:color="#000000" style:font-name="menlo" fo:font-size="12pt" fo:letter-spacing="normal" fo:font-style="normal" officeooo:rsid="0013239b"/>
    </style:style>
    <style:style style:name="T13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 officeooo:rsid="00138226" style:font-weight-asian="normal" style:font-weight-complex="normal"/>
    </style:style>
    <style:style style:name="T16" style:family="text">
      <style:text-properties fo:font-variant="normal" fo:text-transform="none" fo:color="#000000" style:font-name="Consolas" fo:font-size="12pt" fo:letter-spacing="normal" fo:font-style="normal" fo:font-weight="normal" officeooo:rsid="0016a9ea" style:font-weight-asian="normal" style:font-weight-complex="normal"/>
    </style:style>
    <style:style style:name="T17" style:family="text">
      <style:text-properties fo:font-variant="normal" fo:text-transform="none" fo:color="#000000" style:font-name="Consolas" fo:font-size="12pt" fo:letter-spacing="normal" fo:font-style="normal" style:text-underline-style="none" fo:font-weight="normal" officeooo:rsid="0015bd88" style:font-weight-asian="normal" style:font-weight-complex="normal"/>
    </style:style>
    <style:style style:name="T18" style:family="text">
      <style:text-properties fo:font-variant="normal" fo:text-transform="none" fo:color="#000000" fo:font-size="12pt" fo:letter-spacing="normal" fo:font-style="normal" fo:font-weight="normal" officeooo:rsid="0016a9ea" style:font-weight-asian="normal" style:font-weight-complex="normal"/>
    </style:style>
    <style:style style:name="T19" style:family="text">
      <style:text-properties fo:font-variant="normal" fo:text-transform="none" fo:color="#333333" style:font-name="Menlo" fo:font-size="9.75pt" fo:letter-spacing="normal" fo:font-style="normal"/>
    </style:style>
    <style:style style:name="T20" style:family="text">
      <style:text-properties fo:font-variant="normal" fo:text-transform="none" fo:color="#333333" style:font-name="Menlo" fo:font-size="9.75pt" fo:letter-spacing="normal" fo:font-style="normal" fo:font-weight="normal"/>
    </style:style>
    <style:style style:name="T21" style:family="text">
      <style:text-properties fo:font-variant="normal" fo:text-transform="none" fo:color="#333333" style:font-name="Menlo" fo:font-size="9.75pt" fo:letter-spacing="normal" fo:font-style="normal" fo:font-weight="normal" officeooo:rsid="00138226"/>
    </style:style>
    <style:style style:name="T22" style:family="text">
      <style:text-properties fo:font-variant="normal" fo:text-transform="none" fo:color="#333333" style:font-name="Menlo" fo:font-size="9.75pt" fo:letter-spacing="normal" fo:font-style="normal" fo:font-weight="normal" officeooo:rsid="00155dfa" style:font-weight-asian="normal" style:font-weight-complex="normal"/>
    </style:style>
    <style:style style:name="T23" style:family="text">
      <style:text-properties fo:font-variant="normal" fo:text-transform="none" fo:color="#333333" style:font-name="Menlo" fo:font-size="9.75pt" fo:letter-spacing="normal" fo:font-style="normal" fo:font-weight="normal" officeooo:rsid="00138226" style:font-weight-asian="normal" style:font-weight-complex="normal"/>
    </style:style>
    <style:style style:name="T24" style:family="text">
      <style:text-properties fo:font-variant="normal" fo:text-transform="none" fo:color="#333333" style:font-name="Menlo" fo:font-size="9.75pt" fo:letter-spacing="normal" fo:font-style="normal" style:text-underline-style="none" fo:font-weight="normal" officeooo:rsid="0013239b" style:font-weight-asian="normal" style:font-weight-complex="normal"/>
    </style:style>
    <style:style style:name="T25" style:family="text">
      <style:text-properties fo:font-variant="normal" fo:text-transform="none" fo:color="#333333" style:font-name="Menlo" fo:font-size="9.75pt" fo:letter-spacing="normal" fo:font-style="normal" style:text-underline-style="none" fo:font-weight="normal" officeooo:rsid="0015bd88" style:font-weight-asian="normal" style:font-weight-complex="normal"/>
    </style:style>
    <style:style style:name="T26" style:family="text">
      <style:text-properties fo:font-variant="normal" fo:text-transform="none" fo:color="#333333" style:font-name="Menlo" fo:font-size="9.75pt" fo:letter-spacing="normal" fo:font-style="normal" style:text-underline-style="none" fo:font-weight="normal" officeooo:rsid="00155dfa" style:font-weight-asian="normal" style:font-weight-complex="normal"/>
    </style:style>
    <style:style style:name="T27" style:family="text">
      <style:text-properties fo:font-variant="normal" fo:text-transform="none" fo:color="#333333" style:font-name="Menlo" fo:font-size="9.75pt" fo:letter-spacing="normal" fo:font-style="normal" style:text-underline-style="none" fo:font-weight="normal" officeooo:rsid="00179df8" style:font-weight-asian="normal" style:font-weight-complex="normal"/>
    </style:style>
    <style:style style:name="T28" style:family="text">
      <style:text-properties fo:font-variant="normal" fo:text-transform="none" fo:color="#333333" style:font-name="Menlo" fo:font-size="9.75pt" fo:letter-spacing="normal" fo:font-style="normal" officeooo:rsid="00155dfa"/>
    </style:style>
    <style:style style:name="T29" style:family="text">
      <style:text-properties fo:font-variant="normal" fo:text-transform="none" fo:color="#333333" style:font-name="Menlo" fo:font-size="9.75pt" fo:letter-spacing="normal" fo:font-style="normal" officeooo:rsid="00136f94"/>
    </style:style>
    <style:style style:name="T30" style:family="text">
      <style:text-properties fo:font-variant="normal" fo:text-transform="none" fo:color="#333333" style:font-name="Menlo" fo:font-size="9.75pt" fo:letter-spacing="normal" fo:font-style="normal" officeooo:rsid="0015bd88"/>
    </style:style>
    <style:style style:name="T31" style:family="text">
      <style:text-properties fo:font-variant="normal" fo:text-transform="none" fo:color="#333333" style:font-name="Menlo" fo:font-size="9.75pt" fo:letter-spacing="normal" fo:font-style="normal" style:text-underline-style="solid" style:text-underline-width="auto" style:text-underline-color="font-color" fo:font-weight="bold" officeooo:rsid="00121460" style:font-weight-asian="bold" style:font-weight-complex="bold"/>
    </style:style>
    <style:style style:name="T32" style:family="text">
      <style:text-properties fo:font-variant="normal" fo:text-transform="none" fo:color="#333333" style:font-name="Menlo" fo:font-size="9.75pt" fo:letter-spacing="normal" fo:font-style="normal" style:text-underline-style="solid" style:text-underline-width="auto" style:text-underline-color="font-color" fo:font-weight="bold" officeooo:rsid="00155dfa" style:font-weight-asian="bold" style:font-weight-complex="bold"/>
    </style:style>
    <style:style style:name="T33" style:family="text">
      <style:text-properties fo:font-variant="normal" fo:text-transform="none" fo:color="#333333" style:font-name="Menlo" fo:font-size="9.75pt" fo:letter-spacing="normal" fo:font-style="normal" style:text-underline-style="solid" style:text-underline-width="auto" style:text-underline-color="font-color" fo:font-weight="bold" officeooo:rsid="0016a9ea" style:font-weight-asian="bold" style:font-weight-complex="bold"/>
    </style:style>
    <style:style style:name="T34" style:family="text">
      <style:text-properties fo:font-variant="normal" fo:text-transform="none" fo:color="#333333" style:font-name="Menlo" fo:font-size="9.75pt" fo:letter-spacing="normal" fo:font-style="normal" officeooo:rsid="00179df8"/>
    </style:style>
    <style:style style:name="T35" style:family="text">
      <style:text-properties fo:font-variant="normal" fo:text-transform="none" fo:color="#333333" style:font-name="Menlo" fo:font-size="9.75pt" fo:letter-spacing="normal" fo:font-style="normal" fo:font-weight="bold" officeooo:rsid="0015bd88" style:font-weight-asian="bold" style:font-weight-complex="bold"/>
    </style:style>
    <style:style style:name="T36" style:family="text">
      <style:text-properties fo:font-variant="normal" fo:text-transform="none" fo:color="#333333" style:font-name="Menlo" fo:font-size="9.75pt" fo:letter-spacing="normal" fo:font-style="normal" officeooo:rsid="00138226"/>
    </style:style>
    <style:style style:name="T37" style:family="text">
      <style:text-properties fo:font-variant="normal" fo:text-transform="none" fo:color="#333333" style:font-name="Menlo" fo:font-size="9.75pt" fo:letter-spacing="normal" fo:font-style="normal" style:text-underline-style="solid" style:text-underline-type="double" style:text-underline-width="auto" style:text-underline-color="font-color" officeooo:rsid="00138226"/>
    </style:style>
    <style:style style:name="T38" style:family="text">
      <style:text-properties fo:font-variant="normal" fo:text-transform="none" fo:color="#333333" style:font-name="Menlo" fo:font-size="9.75pt" fo:letter-spacing="normal" fo:font-style="normal" style:text-underline-style="solid" style:text-underline-type="double" style:text-underline-width="auto" style:text-underline-color="font-color" fo:font-weight="normal" officeooo:rsid="00138226" style:font-weight-asian="normal" style:font-weight-complex="normal"/>
    </style:style>
    <style:style style:name="T39" style:family="text">
      <style:text-properties fo:font-variant="normal" fo:text-transform="none" fo:color="#dd4a68" style:font-name="Consolas" fo:font-size="12pt" fo:letter-spacing="normal" fo:font-style="normal" fo:font-weight="normal" style:font-weight-asian="normal" style:font-weight-complex="normal"/>
    </style:style>
    <style:style style:name="T40" style:family="text">
      <style:text-properties fo:font-variant="normal" fo:text-transform="none" fo:color="#dd4a68" style:font-name="Consolas" fo:font-size="12pt" fo:letter-spacing="normal" fo:font-style="normal" fo:font-weight="normal" officeooo:rsid="00138226" style:font-weight-asian="normal" style:font-weight-complex="normal"/>
    </style:style>
    <style:style style:name="T41" style:family="text">
      <style:text-properties fo:font-variant="normal" fo:text-transform="none" fo:color="#dd4a68" style:font-name="Consolas" fo:font-size="12pt" fo:letter-spacing="normal" fo:font-style="normal" fo:font-weight="normal" officeooo:rsid="0016a9ea" style:font-weight-asian="normal" style:font-weight-complex="normal"/>
    </style:style>
    <style:style style:name="T42" style:family="text">
      <style:text-properties fo:font-variant="normal" fo:text-transform="none" fo:color="#dd4a68" fo:font-size="12pt" fo:letter-spacing="normal" fo:font-style="normal" fo:font-weight="normal" style:font-weight-asian="normal" style:font-weight-complex="normal"/>
    </style:style>
    <style:style style:name="T43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44" style:family="text">
      <style:text-properties fo:font-variant="normal" fo:text-transform="none" fo:color="#a67f59" style:font-name="Consolas" fo:font-size="12pt" fo:letter-spacing="normal" fo:font-style="normal" fo:font-weight="normal" style:font-weight-asian="normal" style:font-weight-complex="normal"/>
    </style:style>
    <style:style style:name="T45" style:family="text">
      <style:text-properties fo:font-variant="normal" fo:text-transform="none" fo:color="#708090" style:font-name="Consolas" fo:font-size="12pt" fo:letter-spacing="normal" fo:font-style="normal" fo:font-weight="normal" officeooo:rsid="0016a9ea" style:font-weight-asian="normal" style:font-weight-complex="normal"/>
    </style:style>
    <style:style style:name="T46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36f94" style:font-weight-asian="bold" style:font-weight-complex="bold"/>
    </style:style>
    <style:style style:name="T49" style:family="text">
      <style:text-properties officeooo:rsid="00136f94"/>
    </style:style>
    <style:style style:name="T50" style:family="text">
      <style:text-properties officeooo:rsid="00138226"/>
    </style:style>
    <style:style style:name="T51" style:family="text">
      <style:text-properties style:font-name="Menlo" fo:font-size="9.75pt" fo:font-style="normal" fo:font-weight="normal"/>
    </style:style>
    <style:style style:name="T52" style:family="text">
      <style:text-properties style:font-name="Menlo" fo:font-size="9.75pt" fo:font-style="normal" fo:font-weight="normal" officeooo:rsid="00138226"/>
    </style:style>
    <style:style style:name="T53" style:family="text">
      <style:text-properties officeooo:rsid="00155dfa"/>
    </style:style>
    <style:style style:name="T54" style:family="text">
      <style:text-properties officeooo:rsid="0015bd88"/>
    </style:style>
    <style:style style:name="T55" style:family="text">
      <style:text-properties officeooo:rsid="00179df8"/>
    </style:style>
    <style:style style:name="T56" style:family="text">
      <style:text-properties fo:color="#333333" style:font-name="Menlo" fo:font-size="9.75pt" officeooo:rsid="00138226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</text:p>
      <text:p text:style-name="P1"/>
      <text:p text:style-name="P2">Installation process of Google Chrome <text:span text:style-name="T49">in Fedora</text:span>:</text:p>
      <text:p text:style-name="P6"><text:tab/>Here are the steps to install google chrome in fedora.</text:p>
      <text:p text:style-name="P13">Method-01:</text:p>
      <text:list xml:id="list70086301221480590" text:style-name="L4">
        <text:list-item>
          <text:p text:style-name="P8">First of all go the google chrome website and download the fedora file for chrome <text:span text:style-name="T28">or you can directly go to that </text:span><text:span text:style-name="T30">website</text:span><text:span text:style-name="T28"> by clicking here,</text:span> <text:a xlink:type="simple" xlink:href="https://www.google.com/chrome/" text:style-name="Internet_20_link" text:visited-style-name="Visited_20_Internet_20_Link"><text:span text:style-name="T54">https://www.google.com/chrome/</text:span></text:a></text:p>
        </text:list-item>
        <text:list-item>
          <text:p text:style-name="P7">Go to the download folder</text:p>
        </text:list-item>
        <text:list-item>
          <text:p text:style-name="P7">Right click on the chome downloaded file and select <text:span text:style-name="T47">“open with software install” </text:span><text:span text:style-name="T49">And “</text:span><text:span text:style-name="T48">launch”</text:span><text:span text:style-name="T49"> to the chome.</text:span></text:p>
        </text:list-item>
        <text:list-item>
          <text:p text:style-name="P7"><text:span text:style-name="T49">Otherwise you can </text:span>open your applications and search chrome and here you <text:span text:style-name="T49">can open to the </text:span><text:s/>google ch<text:span text:style-name="T49">r</text:span>ome.</text:p>
          <text:p text:style-name="P7"/>
        </text:list-item>
      </text:list>
      <text:p text:style-name="P13">Method-02:</text:p>
      <text:p text:style-name="P6"><text:span text:style-name="T12">O</text:span><text:span text:style-name="T11">pen your terminal and type th</text:span><text:span text:style-name="T12">e following</text:span><text:span text:style-name="T11"> command</text:span><text:span text:style-name="T12">s</text:span><text:span text:style-name="T11">.</text:span></text:p>
      <text:list xml:id="list5348142526456368274" text:style-name="L2">
        <text:list-item>
          <text:p text:style-name="P24">sudo dnf install https://dl.google.com/linux/direct/google-chrome-stable_current_x86_64.rpm</text:p>
        </text:list-item>
      </text:list>
      <text:p text:style-name="P23"/>
      <text:list xml:id="list164610222477065" text:continue-numbering="true" text:style-name="L2">
        <text:list-item>
          <text:p text:style-name="P26"><text:span text:style-name="T11">google-chrome</text:span></text:p>
        </text:list-item>
      </text:list>
      <text:p text:style-name="P27"><text:span text:style-name="T12"><text:tab/>here you can see google chrome is running now! </text:span></text:p>
      <text:p text:style-name="P27"/>
      <text:p text:style-name="P3">Installation process of <text:span text:style-name="T49">VLC player</text:span> <text:span text:style-name="T49">in Fedora</text:span>:</text:p>
      <text:p text:style-name="P5"><text:tab/><text:span text:style-name="T50">Here are the steps to install vlc in fedora.</text:span></text:p>
      <text:p text:style-name="P33"><text:span text:style-name="T19">Method-0</text:span><text:span text:style-name="T28">1</text:span><text:span text:style-name="T19">:</text:span></text:p>
      <text:list xml:id="list6216771574760233525" text:style-name="L6">
        <text:list-item>
          <text:p text:style-name="P9"><text:span text:style-name="T19">First of all go the </text:span><text:span text:style-name="T28">vlc media player official</text:span><text:span text:style-name="T19"> website and download the </text:span><text:span text:style-name="T28">file for linux or you can directly go to that </text:span><text:span text:style-name="T30">website</text:span><text:span text:style-name="T28"> by clicking here, </text:span><text:a xlink:type="simple" xlink:href="https://www.videolan.org/vlc/index.html" text:style-name="Internet_20_link" text:visited-style-name="Visited_20_Internet_20_Link">https://www.videolan.org/vlc/index.html</text:a></text:p>
        </text:list-item>
        <text:list-item>
          <text:p text:style-name="P9">Go to the download folder</text:p>
        </text:list-item>
        <text:list-item>
          <text:p text:style-name="P9">Right click on the <text:span text:style-name="T53">vlc media player</text:span> downloaded file and select <text:span text:style-name="T47">“open with software install” </text:span><text:span text:style-name="T49">And “</text:span><text:span text:style-name="T48">launch”</text:span><text:span text:style-name="T49"> to the vlc media player.</text:span></text:p>
        </text:list-item>
        <text:list-item>
          <text:p text:style-name="P9"><text:span text:style-name="T29">Otherwise you can </text:span><text:span text:style-name="T19">open your applications and search </text:span><text:span text:style-name="T30">vlc</text:span><text:span text:style-name="T19"> and here you </text:span><text:span text:style-name="T29">can open to the </text:span><text:span text:style-name="T19"><text:s/></text:span><text:span text:style-name="T28">vlc</text:span><text:span text:style-name="T19">.</text:span></text:p>
        </text:list-item>
      </text:list>
      <text:p text:style-name="P14">Method-0<text:span text:style-name="T53">2</text:span>:</text:p>
      <text:list xml:id="list1921376803462957978" text:style-name="L5">
        <text:list-header>
          <text:p text:style-name="P17"><text:span text:style-name="T2">Open your terminal and type the following commands.</text:span></text:p>
        </text:list-header>
        <text:list-item>
          <text:p text:style-name="P25"><text:span text:style-name="T52">sudo </text:span><text:span text:style-name="T51">dnf install https://download1.rpmfusion.org/free/fedora/rpmfusion-free-release-$(rpm -E %fedora).noarch.rpm</text:span></text:p>
        </text:list-item>
        <text:list-item>
          <text:p text:style-name="P25"><text:span text:style-name="T52">sudo </text:span><text:span text:style-name="T51">dnf install https://download1.rpmfusion.org/nonfree/fedora/rpmfusion-nonfree-release-$(rpm -E %fedora).noarch.rpm</text:span></text:p>
        </text:list-item>
        <text:list-item>
          <text:p text:style-name="P29"><text:span text:style-name="T21">sudo </text:span><text:span text:style-name="T20">dnf install vlc.</text:span></text:p>
          <text:p text:style-name="P29"><text:span text:style-name="T20"/></text:p>
        </text:list-item>
      </text:list>
      <text:p text:style-name="P4"><text:span text:style-name="T19">Installation process of </text:span><text:span text:style-name="T28">Open Office in fedora</text:span><text:span text:style-name="T19">:</text:span></text:p>
      <text:p text:style-name="P32"><text:span text:style-name="T19"><text:tab/></text:span><text:span text:style-name="T22">Here are the steps to install Open Office in fedora.</text:span></text:p>
      <text:p text:style-name="P34"><text:span text:style-name="T19">Method-01:</text:span></text:p>
      <text:list xml:id="list6639958450356434392" text:style-name="L7">
        <text:list-item>
          <text:p text:style-name="P10"><text:span text:style-name="T19">First of all go the </text:span><text:span text:style-name="T30">open office</text:span><text:span text:style-name="T28"> official</text:span><text:span text:style-name="T19"> website and download the </text:span><text:span text:style-name="T28">file for linux or you can directly go to that </text:span><text:span text:style-name="T30">website</text:span><text:span text:style-name="T28"> by clicking here, </text:span><text:a xlink:type="simple" xlink:href="https://www.openoffice.org/download/" text:style-name="Internet_20_link" text:visited-style-name="Visited_20_Internet_20_Link">https://www.openoffice.org/download/</text:a><text:span text:style-name="T30"> </text:span></text:p>
        </text:list-item>
        <text:list-item>
          <text:p text:style-name="P10">Go to the download folder</text:p>
        </text:list-item>
        <text:list-item>
          <text:p text:style-name="P10">Right click on the <text:span text:style-name="T54">open office</text:span> downloaded file and select <text:span text:style-name="T47">“open with software install” </text:span><text:span text:style-name="T49">And “</text:span><text:span text:style-name="T48">launch”</text:span><text:span text:style-name="T49"> to the open office.</text:span></text:p>
          <text:p text:style-name="P10"><text:span text:style-name="T29">Otherwise you can </text:span><text:span text:style-name="T19">open your applications and search chrome and here you </text:span><text:span text:style-name="T29">can open to the </text:span><text:span text:style-name="T19"><text:s/></text:span><text:span text:style-name="T30">open office</text:span><text:span text:style-name="T19">.</text:span></text:p>
        </text:list-item>
      </text:list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oft-page-break/><text:span text:style-name="T19"/></text:p>
      <text:p text:style-name="P15"><text:span text:style-name="T19">Method-02:</text:span></text:p>
      <text:p text:style-name="P15"><text:span text:style-name="T19"><text:tab/></text:span><text:span text:style-name="T23">Open your terminal and type the following commands.</text:span></text:p>
      <text:list xml:id="list531398514101649784" text:style-name="L8">
        <text:list-item>
          <text:p text:style-name="P28"><text:span text:style-name="Source_20_Text"><text:span text:style-name="T41">sudo </text:span></text:span><text:span text:style-name="Source_20_Text"><text:span text:style-name="T40">Wget </text:span></text:span><text:span text:style-name="Source_20_Text"><text:span text:style-name="T15">http://sourceforge.net/projects/openofficeorg.mirror/files/4.1.2/binaries/en-US/Apache_OpenOffice_4.1.2_Linux_x86-64_install-rpm_en-US.tar.gz/download -O Apache_OpenOffice_4.1.2_Linux_x86-64_install-rpm_en-US.tar.gz</text:span></text:span></text:p>
        </text:list-item>
        <text:list-item>
          <text:p text:style-name="P30"><text:span text:style-name="Source_20_Text"><text:span text:style-name="T17">sudo </text:span></text:span><text:span text:style-name="Source_20_Text"><text:span text:style-name="T14">dnf --setopt</text:span></text:span><text:span text:style-name="Source_20_Text"><text:span text:style-name="T44">=</text:span></text:span><text:span text:style-name="Source_20_Text"><text:span text:style-name="T14">clean_requirements_on_remove</text:span></text:span><text:span text:style-name="Source_20_Text"><text:span text:style-name="T44">=</text:span></text:span><text:span text:style-name="Source_20_Text"><text:span text:style-name="T14">false remove libreoffice\*</text:span></text:span></text:p>
        </text:list-item>
        <text:list-item>
          <text:p text:style-name="P30"><text:span text:style-name="Source_20_Text"><text:span text:style-name="T41">s</text:span></text:span><text:span text:style-name="Source_20_Text"><text:span text:style-name="T16">udo </text:span></text:span><text:span text:style-name="Source_20_Text"><text:span text:style-name="T39">tar</text:span></text:span><text:span text:style-name="Source_20_Text"><text:span text:style-name="T14"> -xvf Apache_OpenOffice_4.1.2*</text:span></text:span></text:p>
        </text:list-item>
        <text:list-item>
          <text:p text:style-name="P30"><text:span text:style-name="Source_20_Text"><text:span text:style-name="T41">su</text:span></text:span><text:span text:style-name="Source_20_Text"><text:span text:style-name="T16">do </text:span></text:span><text:span text:style-name="Source_20_Text"><text:span text:style-name="T39">cd</text:span></text:span><text:span text:style-name="Source_20_Text"><text:span text:style-name="T14"> en-US</text:span></text:span></text:p>
        </text:list-item>
        <text:list-item>
          <text:p text:style-name="P30"><text:span text:style-name="Source_20_Text"><text:span text:style-name="T41">sud</text:span></text:span><text:span text:style-name="Source_20_Text"><text:span text:style-name="T16">o </text:span></text:span><text:span text:style-name="Source_20_Text"><text:span text:style-name="T39">nano</text:span></text:span><text:span text:style-name="Source_20_Text"><text:span text:style-name="T14"> -w /etc/dnf/dnf.conf </text:span></text:span><text:span text:style-name="Source_20_Text"><text:span text:style-name="T16"><text:s/></text:span></text:span></text:p>
        </text:list-item>
        <text:list-item>
          <text:p text:style-name="P31"><text:span text:style-name="Source_20_Text"><text:span text:style-name="T16">Add these lines into the above open file</text:span></text:span></text:p>
          <text:list>
            <text:list-header>
              <text:p text:style-name="P31"><text:span text:style-name="Source_20_Text"><text:span text:style-name="T45">## Add exclude row</text:span></text:span></text:p>
            </text:list-header>
            <text:list-item>
              <text:p text:style-name="P31"><text:span text:style-name="Source_20_Text"><text:span text:style-name="T46">[</text:span></text:span><text:span text:style-name="Source_20_Text"><text:span text:style-name="T13">main</text:span></text:span><text:span text:style-name="Source_20_Text"><text:span text:style-name="T46">]</text:span></text:span></text:p>
            </text:list-item>
            <text:list-item>
              <text:p text:style-name="P31"><text:span text:style-name="Source_20_Text"><text:span text:style-name="T13">exclude</text:span></text:span><text:span text:style-name="Source_20_Text"><text:span text:style-name="T43">=</text:span></text:span><text:span text:style-name="Source_20_Text"><text:span text:style-name="T13">openoffice.org-ure* libreoffice-ure*</text:span></text:span></text:p>
            </text:list-item>
          </text:list>
        </text:list-item>
        <text:list-item>
          <text:p text:style-name="P31"><text:span text:style-name="Source_20_Text"><text:span text:style-name="T16">s</text:span></text:span><text:span text:style-name="Source_20_Text"><text:span text:style-name="T16">udo </text:span></text:span><text:span text:style-name="Source_20_Text"><text:span text:style-name="T16">rpm -Uvh RPMS/*.rpm RPMS/desktop-integration/openoffice4.1.2-redhat-*.rpm</text:span></text:span></text:p>
        </text:list-item>
        <text:list-item>
          <text:p text:style-name="P31"><text:span text:style-name="Source_20_Text"><text:span text:style-name="T16">sudo </text:span></text:span><text:span text:style-name="Source_20_Text"><text:span text:style-name="T16">openoffice4</text:span></text:span></text:p>
          <text:p text:style-name="P31"><text:span text:style-name="Source_20_Text"><text:span text:style-name="T16"/></text:span></text:p>
        </text:list-item>
      </text:list>
      <text:p text:style-name="P20"><text:span text:style-name="T31">Installation process of </text:span><text:span text:style-name="T33">Libre</text:span><text:span text:style-name="T32"> Office in fedora</text:span><text:span text:style-name="T31">:</text:span><text:line-break/><text:tab/><text:span text:style-name="T4"><text:tab/></text:span><text:span text:style-name="T2">Here are the steps to install </text:span><text:span text:style-name="T5">Libre office</text:span><text:span text:style-name="T2"> in fedora.</text:span></text:p>
      <text:p text:style-name="P21"><text:span text:style-name="T8">M</text:span><text:span text:style-name="T1">ethod-01:</text:span></text:p>
      <text:list xml:id="list296813585720111387" text:style-name="L9">
        <text:list-item>
          <text:p text:style-name="P22"><text:span text:style-name="T24">First of all go the </text:span><text:span text:style-name="T27">Libre</text:span><text:span text:style-name="T25"> office</text:span><text:span text:style-name="T26"> official</text:span><text:span text:style-name="T24"> website and download the </text:span><text:span text:style-name="T26">file for linux or you can directly go to that </text:span><text:span text:style-name="T25">website</text:span><text:span text:style-name="T26"> by clicking here, </text:span><text:a xlink:type="simple" xlink:href="https://www.libreoffice.org/download/download/" text:style-name="Internet_20_link" text:visited-style-name="Visited_20_Internet_20_Link">https://www.libreoffice.org/download/download/</text:a><text:span text:style-name="T27"> </text:span></text:p>
        </text:list-item>
        <text:list-item>
          <text:p text:style-name="P22"><text:span text:style-name="T3">Go to the download folder</text:span></text:p>
        </text:list-item>
        <text:list-item>
          <text:p text:style-name="P22"><text:span text:style-name="T3">Right click on the </text:span><text:span text:style-name="T6">Libre office</text:span><text:span text:style-name="T3"> downloaded file and select </text:span><text:span text:style-name="T9">“open with software install” </text:span><text:span text:style-name="T7">And “</text:span><text:span text:style-name="T10">launch”</text:span><text:span text:style-name="T7"> to the libre office.</text:span></text:p>
        </text:list-item>
      </text:list>
      <text:list xml:id="list164609920230894" text:continue-list="list6639958450356434392" text:style-name="L7">
        <text:list-item>
          <text:p text:style-name="P11"><text:span text:style-name="T29">Otherwise you can </text:span><text:span text:style-name="T19">open your applications and search chrome and here you </text:span><text:span text:style-name="T29">can open to the </text:span><text:span text:style-name="T19"><text:s/></text:span><text:span text:style-name="T34">Libre</text:span><text:span text:style-name="T30"> office</text:span><text:span text:style-name="T19">.</text:span></text:p>
          <text:p text:style-name="P11"><text:span text:style-name="T19"/></text:p>
        </text:list-item>
      </text:list>
      <text:p text:style-name="P16"><text:span text:style-name="T19">Method-02:</text:span></text:p>
      <text:p text:style-name="P12"><text:span text:style-name="T19"><text:tab/></text:span><text:span text:style-name="T36">Open your terminal and type the following commands.</text:span></text:p>
      <text:list xml:id="list765411749036441951" text:style-name="L11">
        <text:list-item>
          <text:p text:style-name="P18"><text:span text:style-name="T38">wget </text:span><text:a xlink:type="simple" xlink:href="https://tdf.mirror.liquidtelecom.com/libreoffice/stable/7.0.3/rpm/x86_64/LibreOffice_7.0.3_Linux_x86-64_rpm.tar.gz" text:style-name="Internet_20_link" text:visited-style-name="Visited_20_Internet_20_Link">https://tdf.mirror.liquidtelecom.com/libreoffice/stable/7.0.3/rpm/x86_64/LibreOffice_7.0.3_Linux_x86-64_rpm.tar.gz</text:a></text:p>
        </text:list-item>
        <text:list-item>
          <text:p text:style-name="P19">tar xvf LibreOffice_7.0.3_Linux_x86-64_rpm.tar.gz</text:p>
        </text:list-item>
        <text:list-item>
          <text:p text:style-name="P19">cd LibreOffice_7.0.3.1_Linux_x86-64_rpm/</text:p>
        </text:list-item>
        <text:list-item>
          <text:p text:style-name="P19">cd RPMS/</text:p>
        </text:list-item>
        <text:list-item>
          <text:p text:style-name="P19">sudo yum install *.rpm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Menlo" svg:font-family="Menlo, Monaco, Consolas, 'Courier New', monospace"/>
    <style:font-face style:name="menlo" svg:font-family="menlo, monaco, monospace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3:57:58.182206228</meta:creation-date>
    <meta:generator>LibreOffice/5.1.6.2$Linux_X86_64 LibreOffice_project/10m0$Build-2</meta:generator>
    <dc:date>2021-03-21T16:46:07.997569334</dc:date>
    <meta:editing-duration>PT36M46S</meta:editing-duration>
    <meta:editing-cycles>7</meta:editing-cycles>
    <meta:document-statistic meta:table-count="0" meta:image-count="0" meta:object-count="0" meta:page-count="2" meta:paragraph-count="63" meta:word-count="518" meta:character-count="3642" meta:non-whitespace-character-count="3209"/>
  </office:meta>
</office:document-meta>
</file>